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C00000021CD2719EA5B126888B.png" manifest:media-type="image/png"/>
  <manifest:file-entry manifest:full-path="Pictures/1000020100000780000003C07E50C42B31F4A0C0.png" manifest:media-type="image/png"/>
  <manifest:file-entry manifest:full-path="Pictures/10000201000003C00000021C4B6F8C089CBA82A8.png" manifest:media-type="image/png"/>
  <manifest:file-entry manifest:full-path="Pictures/100002010000039700000220099191E765B4500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2" draw:layer="layout" svg:width="20.066cm" svg:height="10.033cm" svg:x="3.967cm" svg:y="0.508cm">
          <draw:image xlink:href="Pictures/1000020100000780000003C07E50C42B31F4A0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2" draw:layer="layout" svg:width="19.464cm" svg:height="10.947cm" svg:x="4.268cm" svg:y="1.12cm">
          <draw:image xlink:href="Pictures/10000201000003C00000021CD2719EA5B126888B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2" draw:layer="layout" svg:width="20.558cm" svg:height="11.563cm" svg:x="3.721cm" svg:y="1.016cm">
          <draw:image xlink:href="Pictures/10000201000003C00000021C4B6F8C089CBA82A8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2" draw:layer="layout" svg:width="20.728cm" svg:height="12.269cm" svg:x="3.636cm" svg:y="0.177cm">
          <draw:image xlink:href="Pictures/100002010000039700000220099191E765B450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4.3.2$Windows_X86_64 LibreOffice_project/747b5d0ebf89f41c860ec2a39efd7cb15b54f2d8</meta:generator>
    <dc:date>2021-06-03T16:35:57.193000000</dc:date>
    <meta:editing-duration>PT29M48S</meta:editing-duration>
    <meta:editing-cycles>5</meta:editing-cycles>
    <meta:document-statistic meta:object-count="43"/>
  </office:meta>
</office:document-meta>
</file>